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056" officeooo:paragraph-rsid="001f2056" style:font-weight-asian="bold" style:font-weight-complex="bold"/>
    </style:style>
    <style:style style:name="P2" style:family="paragraph" style:parent-style-name="Standard">
      <style:text-properties fo:font-weight="bold" officeooo:rsid="001f2056" officeooo:paragraph-rsid="00210198" style:font-weight-asian="bold" style:font-weight-complex="bold"/>
    </style:style>
    <style:style style:name="P3" style:family="paragraph" style:parent-style-name="Standard">
      <style:text-properties fo:font-weight="normal" officeooo:rsid="001f2056" officeooo:paragraph-rsid="001f205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f2056" officeooo:paragraph-rsid="001f205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f2056" officeooo:paragraph-rsid="00210198" style:font-weight-asian="normal" style:font-weight-complex="normal"/>
    </style:style>
    <style:style style:name="P6" style:family="paragraph" style:parent-style-name="Standard">
      <style:text-properties fo:font-weight="normal" officeooo:rsid="001f2056" officeooo:paragraph-rsid="00221cfb" style:font-weight-asian="normal" style:font-weight-complex="normal"/>
    </style:style>
    <style:style style:name="P7" style:family="paragraph" style:parent-style-name="Standard">
      <style:text-properties officeooo:paragraph-rsid="00210198"/>
    </style:style>
    <style:style style:name="P8" style:family="paragraph" style:parent-style-name="Standard">
      <style:text-properties officeooo:paragraph-rsid="00221cfb"/>
    </style:style>
    <style:style style:name="P9" style:family="paragraph" style:parent-style-name="Standard">
      <style:text-properties officeooo:paragraph-rsid="001f2056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fo:font-weight="normal" officeooo:rsid="001f2056" style:font-name-asian="Liberation Serif1" style:font-weight-asian="normal" style:font-name-complex="Liberation Serif1" style:font-weight-complex="normal"/>
    </style:style>
    <style:style style:name="T4" style:family="text">
      <style:text-properties fo:font-weight="normal" officeooo:rsid="001f2056" style:font-weight-asian="normal" style:font-weight-complex="normal"/>
    </style:style>
    <style:style style:name="T5" style:family="text">
      <style:text-properties fo:font-weight="normal" officeooo:rsid="00210198" style:font-weight-asian="normal" style:font-weight-complex="normal"/>
    </style:style>
    <style:style style:name="T6" style:family="text">
      <style:text-properties fo:font-weight="normal" officeooo:rsid="00221cfb" style:font-weight-asian="normal" style:font-weight-complex="normal"/>
    </style:style>
    <style:style style:name="T7" style:family="text">
      <style:text-properties officeooo:rsid="00210198"/>
    </style:style>
    <style:style style:name="T8" style:family="text">
      <style:text-properties officeooo:rsid="00221c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 p 206</text:p>
      <text:p text:style-name="P1"/>
      <text:list xml:id="list3569153545" text:style-name="L1">
        <text:list-item>
          <text:p text:style-name="P4">A température constante et à quantité de matière constante, le produit de la pression P d’un gaz par le volume V qu’il occupe est constant.</text:p>
        </text:list-item>
        <text:list-item>
          <text:p text:style-name="P4">P1×V1 = P2×V2</text:p>
        </text:list-item>
      </text:list>
      <text:p text:style-name="P3"><text:tab/>P2 = P1×V1/V2</text:p>
      <text:p text:style-name="P3"><text:tab/>P2 = 1,0x10<text:span text:style-name="T2">⁵</text:span>×7,5/3,2</text:p>
      <text:p text:style-name="P9"><text:span text:style-name="T4"><text:tab/>P2 = </text:span><text:span text:style-name="T5">2,3x</text:span><text:span text:style-name="T6">10</text:span><text:span text:style-name="T3">⁵</text:span><text:span text:style-name="T5"> Pa</text:span></text:p>
      <text:p text:style-name="P3"/>
      <text:p text:style-name="P2">2<text:span text:style-name="T7">1</text:span> p 206</text:p>
      <text:p text:style-name="P2"/>
      <text:list xml:id="list1832291657630" text:continue-numbering="true" text:style-name="L1">
        <text:list-item>
          <text:p text:style-name="P5">A température constante et à quantité de matière constante, le produit de la pression P d’un gaz par le volume V qu’il occupe est constant.</text:p>
        </text:list-item>
        <text:list-item>
          <text:p text:style-name="P5">P1×V1 = P2×V2</text:p>
        </text:list-item>
      </text:list>
      <text:p text:style-name="P7"><text:tab/><text:span text:style-name="T8">V</text:span>2 = <text:span text:style-name="T8">P1×V1/P2</text:span></text:p>
      <text:p text:style-name="P6"><text:tab/><text:span text:style-name="T8">V</text:span>2 = <text:span text:style-name="T8">20x10</text:span><text:span text:style-name="T2">⁵</text:span><text:span text:style-name="T8">×12,0/1,0x10</text:span><text:span text:style-name="T2">⁵</text:span></text:p>
      <text:p text:style-name="P8"><text:span text:style-name="T4"><text:tab/></text:span><text:span text:style-name="T6">V</text:span><text:span text:style-name="T4">2 = </text:span><text:span text:style-name="T5">2</text:span><text:span text:style-name="T6">40 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23:45:48.567000000</meta:creation-date>
    <dc:date>2020-03-24T00:11:09.115000000</dc:date>
    <meta:editing-duration>PT14M50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2" meta:word-count="92" meta:character-count="429" meta:non-whitespace-character-count="353"/>
  </office:meta>
</office:document-meta>
</file>